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5.891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9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able-cell-properties fo:background-color="#eaa94c" fo:wrap-option="no-wrap"/>
      <style:text-properties fo:color="#000000" style:font-name="Courier" fo:font-size="10pt" fo:font-weight="bold" style:font-size-asian="10pt" style:font-size-complex="10pt"/>
    </style:style>
    <style:style style:name="ce13" style:family="table-cell" style:parent-style-name="Default">
      <style:table-cell-properties fo:background-color="transparent" fo:wrap-option="no-wrap"/>
      <style:text-properties style:use-window-font-color="true" style:font-name="Courier" fo:font-size="10pt" style:font-size-asian="10pt" style:font-size-complex="10pt"/>
    </style:style>
    <style:style style:name="ce14" style:family="table-cell" style:parent-style-name="Default">
      <style:table-cell-properties fo:background-color="transparent" fo:wrap-option="no-wrap"/>
      <style:text-properties style:use-window-font-color="true" style:font-name="Courier" fo:font-size="10pt" fo:font-weight="bold" style:font-size-asian="10pt" style:font-size-complex="10pt"/>
    </style:style>
    <style:style style:name="ce15" style:family="table-cell" style:parent-style-name="Default">
      <style:table-cell-properties fo:wrap-option="no-wrap"/>
      <style:text-properties style:font-name="Courier" fo:font-size="10pt" style:font-size-asian="10pt" style:font-size-complex="10pt"/>
    </style:style>
    <style:style style:name="ce16" style:family="table-cell" style:parent-style-name="Default">
      <style:table-cell-properties fo:background-color="#ccffcc" fo:wrap-option="no-wrap"/>
      <style:text-properties fo:color="#000000" style:font-name="Courier" fo:font-size="10pt" style:font-size-asian="10pt" style:font-size-complex="10pt"/>
    </style:style>
    <style:style style:name="ce17" style:family="table-cell" style:parent-style-name="Default">
      <style:table-cell-properties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15"/>
        <table:table-column table:style-name="co1" table:number-columns-repeated="240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6"/>
          <table:table-cell table:style-name="ce6" office:value-type="string">
            <text:p>FILECONNECTOR</text:p>
          </table:table-cell>
          <table:table-cell table:style-name="ce1"/>
          <table:table-cell table:style-name="ce6" table:number-columns-repeated="3"/>
          <table:table-cell table:style-name="ce1" table:number-columns-repeated="5"/>
          <table:table-cell table:style-name="ce12"/>
          <table:table-cell table:style-name="ce3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DFLDID</text:p>
          </table:table-cell>
          <table:table-cell table:style-name="ce2" office:value-type="string">
            <text:p>auto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6"/>
          <table:table-cell table:style-name="ce13"/>
          <table:table-cell table:style-name="ce2"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8" office:value-type="string">
            <text:p>order</text:p>
          </table:table-cell>
          <table:table-cell table:style-name="ce8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14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office:value-type="float" office:value="100">
            <text:p>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NAME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nam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8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DESCR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9]+10" office:value-type="float" office:value="120">
            <text:p>1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8]+1000" office:value-type="float" office:value="1100">
            <text:p>110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ODE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5]+10" office:value-type="float" office:value="1110">
            <text:p>1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FS|file system,FTP|FTP protocol,STFP|SSH protocol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HOS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hos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120">
            <text:p>112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checkHost()</text:p>
          </table:table-cell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OR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OGI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ogi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140">
            <text:p>11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SSWOR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ssword</text:p>
          </table:table-cell>
          <table:table-cell table:number-columns-repeated="2" office:value-type="string">
            <text:p>N</text:p>
          </table:table-cell>
          <table:table-cell office:value-type="string">
            <text:p>password</text:p>
          </table:table-cell>
          <table:table-cell table:formula="oooc:=[.H19]+10" office:value-type="float" office:value="1150">
            <text:p>1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TH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th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1160">
            <text:p>11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URI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URI compute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1170">
            <text:p>1170</text:p>
          </table:table-cell>
          <table:table-cell office:value-type="string">
            <text:p>I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URIS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URI computed (secure)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2]+10" office:value-type="float" office:value="1180">
            <text:p>11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OPENE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is accessib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23]+10" office:value-type="float" office:value="1190">
            <text:p>119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ASTSCA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ast sca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formula="oooc:=[.H24]+10" office:value-type="float" office:value="1200">
            <text:p>120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18]+1000" office:value-type="float" office:value="2130">
            <text:p>213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IST</text:p>
          </table:table-cell>
          <table:table-cell table:formula="oooc:=[.B27]" office:value-type="string" office:string-value="IFC_SPEC">
            <text:p>IFC_SPEC</text:p>
          </table:table-cell>
          <table:table-cell office:value-type="string">
            <text:p>rul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27]+10" office:value-type="float" office:value="2140">
            <text:p>2140</text:p>
          </table:table-cell>
          <table:table-cell office:value-type="string">
            <text:p>W</text:p>
          </table:table-cell>
          <table:table-cell table:number-columns-repeated="6"/>
          <table:table-cell table:style-name="ce17" office:value-type="string">
            <text:p>empty=yes|sortable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NAME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150">
            <text:p>215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PATTERN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patter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160">
            <text:p>2160</text:p>
          </table:table-cell>
          <table:table-cell office:value-type="string">
            <text:p>W</text:p>
          </table:table-cell>
          <table:table-cell table:number-columns-repeated="6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ID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0]+10" office:value-type="float" office:value="2170">
            <text:p>217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family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1]+10" office:value-type="float" office:value="2180">
            <text:p>218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families(D,IFC_SL_FAMILY):IFC_SL_FAMILYID,IFC_SL_FAMILY</text:p>
          </table:table-cell>
          <table:table-cell office:value-type="string">
            <text:p>%S%app=GENERIC&amp;action=GENERIC_EDIT&amp;famid=FOLDER&amp;id=%IFC_SL_FAMILYID%</text:p>
          </table:table-cell>
          <table:table-cell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ID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attr 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2190">
            <text:p>219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attribu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3]+10" office:value-type="float" office:value="2200">
            <text:p>2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ileconnector.php</text:p>
          </table:table-cell>
          <table:table-cell office:value-type="string">
            <text:p>getFilesAttr(D,IFC_SL_FAMILYID,IFC_SL_ATTR):IFC_SL_ATTRID,IFC_SL_ATTR</text:p>
          </table:table-cell>
          <table:table-cell table:number-columns-repeated="2"/>
          <table:table-cell table:style-name="ce1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SUPPR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suppress after import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4]+10" office:value-type="float" office:value="2210">
            <text:p>22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28]+1000" office:value-type="float" office:value="3140">
            <text:p>3140</text:p>
          </table:table-cell>
          <table:table-cell table:style-name="ce9" table:number-columns-repeated="2"/>
          <table:table-cell table:style-name="ce5" table:number-columns-repeated="5"/>
          <table:table-cell table:style-name="ce1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LIST</text:p>
          </table:table-cell>
          <table:table-cell table:formula="oooc:=[.B38]" office:value-type="string" office:string-value="IFC_CONTENT">
            <text:p>IFC_CONTENT</text:p>
          </table:table-cell>
          <table:table-cell office:value-type="string">
            <text:p>fil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8]+10" office:value-type="float" office:value="3150">
            <text:p>3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ATCH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match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9]+10" office:value-type="float" office:value="3160">
            <text:p>31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NAM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0]+10" office:value-type="float" office:value="3170">
            <text:p>317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METHOD&amp;id=%ID%&amp;method=transfertCxFile(%IFC_C_NAME%)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IZ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size (Ko)</text:p>
          </table:table-cell>
          <table:table-cell table:number-columns-repeated="2" office:value-type="string">
            <text:p>N</text:p>
          </table:table-cell>
          <table:table-cell office:value-type="string">
            <text:p>float("%.2f")</text:p>
          </table:table-cell>
          <table:table-cell table:formula="oooc:=[.H41]+10" office:value-type="float" office:value="3180">
            <text:p>31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TIM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modification tim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2]+10" office:value-type="float" office:value="3190">
            <text:p>31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TAT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st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3]+10" office:value-type="float" office:value="3200">
            <text:p>320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N|new,I|imported,D|deleted,U|unknown</text:p>
          </table:table-cell>
          <table:table-cell table:number-columns-repeated="2"/>
          <table:table-cell table:style-name="ce17" office:value-type="string">
            <text:p>bmenu=no|system=yes</text:p>
          </table:table-cell>
          <table:table-cell table:number-columns-repeated="240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TRANSFERT</text:p>
          </table:table-cell>
          <table:table-cell/>
          <table:table-cell office:value-type="string">
            <text:p>import new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99999">
            <text:p>99999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transfertNewCxFiles()</text:p>
          </table:table-cell>
          <table:table-cell table:number-columns-repeated="4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SCANDIR</text:p>
          </table:table-cell>
          <table:table-cell/>
          <table:table-cell office:value-type="string">
            <text:p>sca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54]+1" office:value-type="float" office:value="100000">
            <text:p>100000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verifyNewCxFiles()</text:p>
          </table:table-cell>
          <table:table-cell table:number-columns-repeated="4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ENU_RESET</text:p>
          </table:table-cell>
          <table:table-cell/>
          <table:table-cell office:value-type="string">
            <text:p>rese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55]+1" office:value-type="float" office:value="100001">
            <text:p>100001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resetScan()</text:p>
          </table:table-cell>
          <table:table-cell table:number-columns-repeated="4"/>
          <table:table-cell table:style-name="ce18" office:value-type="string">
            <text:p>submenu=source|ltarget=_self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number:min-integer-digits="1" number:grouping="true"/>
      <number:text> € </number:text>
    </number:number-style>
    <number:number-style style:name="N182P2" style:volatile="true">
      <number:text> -</number:text>
      <number:number number: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5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/12/2008</text:date>, <text:time>13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c Claverie</meta:initial-creator>
    <meta:creation-date>2008-12-05T11:10:43</meta:creation-date>
    <dc:creator>Marc Claverie</dc:creator>
    <dc:date>2008-12-11T13:58:43</dc:date>
    <meta:editing-cycles>58</meta:editing-cycles>
    <meta:editing-duration>PT11H46M20S</meta:editing-duration>
    <meta:user-defined meta:name="Info 1"/>
    <meta:user-defined meta:name="Info 2"/>
    <meta:user-defined meta:name="Info 3"/>
    <meta:user-defined meta:name="Info 4"/>
    <meta:document-statistic meta:table-count="3" meta:cell-count="342"/>
  </office:meta>
</office:document-meta>
</file>